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Calibri" svg:font-family="Calibri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457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1.6646in"/>
    </style:style>
    <style:style style:name="co10" style:family="table-column">
      <style:table-column-properties fo:break-before="auto" style:column-width="1.2437in"/>
    </style:style>
    <style:style style:name="co11" style:family="table-column">
      <style:table-column-properties fo:break-before="auto" style:column-width="1.092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ptos Narrow" fo:font-size="12pt" style:font-name-asian="Aptos Narrow" style:font-size-asian="12pt" style:font-name-complex="Aptos Narrow" style:font-size-complex="12pt"/>
    </style:style>
    <style:style style:name="ce16" style:family="table-cell" style:parent-style-name="Default" style:data-style-name="N0">
      <style:text-properties fo:color="#000000" style:font-name="Aptos Narrow" style:font-name-asian="Aptos Narrow" style:font-name-complex="Aptos Narrow"/>
    </style:style>
    <style:style style:name="ce22" style:family="table-cell" style:parent-style-name="Default" style:data-style-name="N129">
      <style:table-cell-properties fo:border="0.06pt solid #000000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 style:data-style-name="N129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able-cell-properties fo:border="0.06pt solid #a5a5a5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color="#000000"/>
    </style:style>
    <style:style style:name="ce20" style:family="table-cell" style:parent-style-name="Default" style:data-style-name="N0">
      <style:table-cell-properties fo:border-bottom="0.06pt solid #000000" fo:background-color="#ffffff" fo:wrap-option="wrap" fo:border-left="none" fo:border-right="0.06pt solid #000000" fo:border-top="0.06pt solid #000000" style:vertical-align="automatic"/>
      <style:text-properties fo:color="#000000"/>
    </style:style>
    <style:style style:name="ce2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47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Accent_20_3" style:data-style-name="N129"/>
    <style:style style:name="ce49" style:family="table-cell" style:parent-style-name="Accent_20_2">
      <style:table-cell-properties fo:border-bottom="0.06pt solid #000000" fo:border-left="none" fo:border-right="0.06pt solid #000000" fo:border-top="none"/>
    </style:style>
    <style:style style:name="ce50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Accent_20_2">
      <style:table-cell-properties fo:border-bottom="none" fo:border-left="none" fo:border-right="0.06pt solid #000000" fo:border-top="0.06pt solid #000000"/>
    </style:style>
    <style:style style:name="ce52" style:family="table-cell" style:parent-style-name="Accent_20_3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Accent_20_3">
      <style:table-cell-properties fo:border="0.06pt solid #000000"/>
    </style:style>
    <style:style style:name="ce54" style:family="table-cell" style:parent-style-name="Accent_20_3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Accent_20_2" style:data-style-name="N129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154in" svg:height="4.1961in" svg:x="0.1512in" svg:y="3.8563in">
            <draw:object draw:notify-on-update-of-ranges="Sheet1.C1:Sheet1.C1 Sheet1.C3:Sheet1.C18 Sheet1.E3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9" table:default-cell-style-name="ce1"/>
        <table:table-row table:style-name="ro1">
          <table:table-cell table:style-name="ce15" table:number-columns-repeated="2"/>
          <table:table-cell table:style-name="ce28" office:value-type="string" calcext:value-type="string" table:number-columns-spanned="2" table:number-rows-spanned="1">
            <text:p>Crack length (Inch)</text:p>
          </table:table-cell>
          <table:covered-table-cell/>
          <table:table-cell table:style-name="ce28" office:value-type="string" calcext:value-type="string" table:number-columns-spanned="2" table:number-rows-spanned="1">
            <text:p>fracture strength (psi)</text:p>
          </table:table-cell>
          <table:covered-table-cell/>
          <table:table-cell table:style-name="ce24" office:value-type="string" calcext:value-type="string" table:number-columns-spanned="2" table:number-rows-spanned="1">
            <text:p>ultimate strength psi</text:p>
          </table:table-cell>
          <table:covered-table-cell/>
          <table:table-cell table:number-columns-repeated="16376"/>
        </table:table-row>
        <table:table-row table:style-name="ro2">
          <table:table-cell table:style-name="ce7" office:value-type="string" calcext:value-type="string">
            <text:p>Section</text:p>
          </table:table-cell>
          <table:table-cell table:style-name="ce29" office:value-type="string" calcext:value-type="string">
            <text:p>Group</text:p>
          </table:table-cell>
          <table:table-cell table:style-name="ce29" office:value-type="string" calcext:value-type="string">
            <text:p>Steel</text:p>
          </table:table-cell>
          <table:table-cell table:style-name="ce29" office:value-type="string" calcext:value-type="string">
            <text:p>PVA</text:p>
          </table:table-cell>
          <table:table-cell table:style-name="ce29" office:value-type="string" calcext:value-type="string">
            <text:p>Steel2</text:p>
          </table:table-cell>
          <table:table-cell table:style-name="ce29" office:value-type="string" calcext:value-type="string">
            <text:p>PVA2</text:p>
          </table:table-cell>
          <table:table-cell table:style-name="ce29" office:value-type="string" calcext:value-type="string">
            <text:p>Steel3</text:p>
          </table:table-cell>
          <table:table-cell table:style-name="ce29" office:value-type="string" calcext:value-type="string">
            <text:p>PVA3</text:p>
          </table:table-cell>
          <table:table-cell table:number-columns-repeated="1637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4" calcext:value-type="float">
            <text:p>0.124</text:p>
          </table:table-cell>
          <table:table-cell table:style-name="ce6" office:value-type="float" office:value="0.204" calcext:value-type="float">
            <text:p>0.204</text:p>
          </table:table-cell>
          <table:table-cell table:style-name="ce6" office:value-type="float" office:value="19159.504" calcext:value-type="float">
            <text:p>19159.504</text:p>
          </table:table-cell>
          <table:table-cell office:value-type="float" office:value="3247.0534" calcext:value-type="float">
            <text:p>3247.0534</text:p>
          </table:table-cell>
          <table:table-cell table:style-name="ce17" office:value-type="float" office:value="58113.8" calcext:value-type="float">
            <text:p>58113.8</text:p>
          </table:table-cell>
          <table:table-cell table:style-name="ce17" office:value-type="float" office:value="3389.14" calcext:value-type="float">
            <text:p>3389.14</text:p>
          </table:table-cell>
          <table:table-cell table:number-columns-repeated="16376"/>
        </table:table-row>
        <table:table-row table:style-name="ro2"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787" calcext:value-type="float">
            <text:p>0.0787</text:p>
          </table:table-cell>
          <table:table-cell table:style-name="ce6" office:value-type="float" office:value="0.0277" calcext:value-type="float">
            <text:p>0.0277</text:p>
          </table:table-cell>
          <table:table-cell table:style-name="ce6" office:value-type="float" office:value="19029.24" calcext:value-type="float">
            <text:p>19029.24</text:p>
          </table:table-cell>
          <table:table-cell office:value-type="float" office:value="6255.99" calcext:value-type="float">
            <text:p>6255.99</text:p>
          </table:table-cell>
          <table:table-cell office:value-type="float" office:value="67512.27" calcext:value-type="float">
            <text:p>67512.27</text:p>
          </table:table-cell>
          <table:table-cell office:value-type="float" office:value="13109.95" calcext:value-type="float">
            <text:p>13109.95</text:p>
          </table:table-cell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125" calcext:value-type="float">
            <text:p>0.125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42473.375" calcext:value-type="float">
            <text:p>42473.375</text:p>
          </table:table-cell>
          <table:table-cell office:value-type="float" office:value="1610.73" calcext:value-type="float">
            <text:p>1610.73</text:p>
          </table:table-cell>
          <table:table-cell table:style-name="ce6" office:value-type="float" office:value="144970.3" calcext:value-type="float">
            <text:p>144970.3</text:p>
          </table:table-cell>
          <table:table-cell office:value-type="float" office:value="22994.88" calcext:value-type="float">
            <text:p>22994.88</text:p>
          </table:table-cell>
          <table:table-cell table:style-name="Default"/>
          <table:table-cell table:style-name="ce47" office:value-type="string" calcext:value-type="string" table:number-columns-spanned="2" table:number-rows-spanned="1">
            <text:p>Fracture Toughness</text:p>
          </table:table-cell>
          <table:covered-table-cell table:style-name="Accent_20_1"/>
          <table:table-cell table:style-name="Accent_20_1"/>
          <table:table-cell table:style-name="ce47" office:value-type="string" calcext:value-type="string" table:number-columns-spanned="3" table:number-rows-spanned="1">
            <text:p>Surface Energy Density</text:p>
          </table:table-cell>
          <table:covered-table-cell table:number-columns-repeated="2" table:style-name="Accent_20_1"/>
          <table:table-cell table:number-columns-repeated="16369"/>
        </table:table-row>
        <table:table-row table:style-name="ro3"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77" calcext:value-type="float">
            <text:p>0.177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2" office:value-type="float" office:value="15277.471" calcext:value-type="float">
            <text:p>15277.471</text:p>
          </table:table-cell>
          <table:table-cell table:style-name="ce12" office:value-type="float" office:value="3134.2795" calcext:value-type="float">
            <text:p>3134.2795</text:p>
          </table:table-cell>
          <table:table-cell table:style-name="ce12" office:value-type="float" office:value="55071.277" calcext:value-type="float">
            <text:p>55071.277</text:p>
          </table:table-cell>
          <table:table-cell table:style-name="ce12" office:value-type="float" office:value="3134.2795" calcext:value-type="float">
            <text:p>3134.2795</text:p>
          </table:table-cell>
          <table:table-cell table:style-name="Default"/>
          <table:table-cell table:style-name="Accent_20_2" office:value-type="string" calcext:value-type="string">
            <text:p>Steel</text:p>
          </table:table-cell>
          <table:table-cell table:style-name="ce48" table:formula="of:=1.64*AVERAGE([.E3:.E18])*SQRT(PI()*AVERAGE([.C3:.C18]))" office:value-type="float" office:value="24364.4188273441" calcext:value-type="float">
            <text:p>24364.419</text:p>
          </table:table-cell>
          <table:table-cell table:style-name="ce49" office:value-type="string" calcext:value-type="string">
            <text:p>Section</text:p>
          </table:table-cell>
          <table:table-cell table:style-name="ce52" office:value-type="string" calcext:value-type="string">
            <text:p>Group</text:p>
          </table:table-cell>
          <table:table-cell table:style-name="Accent_20_2" office:value-type="string" calcext:value-type="string">
            <text:p>Steel</text:p>
          </table:table-cell>
          <table:table-cell table:style-name="Accent_20_3" office:value-type="string" calcext:value-type="string">
            <text:p>PVA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1095" calcext:value-type="float">
            <text:p>0.1095</text:p>
          </table:table-cell>
          <table:table-cell table:style-name="ce6" office:value-type="float" office:value="0.225" calcext:value-type="float">
            <text:p>0.225</text:p>
          </table:table-cell>
          <table:table-cell table:style-name="ce18" office:value-type="float" office:value="16263.184" calcext:value-type="float">
            <text:p>16263.184</text:p>
          </table:table-cell>
          <table:table-cell table:style-name="ce18" office:value-type="float" office:value="2536.253" calcext:value-type="float">
            <text:p>2536.253</text:p>
          </table:table-cell>
          <table:table-cell office:value-type="float" office:value="61443.844" calcext:value-type="float">
            <text:p>61443.844</text:p>
          </table:table-cell>
          <table:table-cell office:value-type="float" office:value="2809.3733" calcext:value-type="float">
            <text:p>2809.3733</text:p>
          </table:table-cell>
          <table:table-cell table:style-name="Default"/>
          <table:table-cell table:style-name="Accent_20_2" office:value-type="string" calcext:value-type="string">
            <text:p>PVA</text:p>
          </table:table-cell>
          <table:table-cell table:style-name="ce48" table:formula="of:=1.64*AVERAGE([.F3:.F18])*SQRT(PI()*AVERAGE([.D3:.D18]))" office:value-type="float" office:value="4011.20778171961" calcext:value-type="float">
            <text:p>4011.208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table:formula="of:=[.E3]^2 *PI()*[.C3]/(2*29008*1000)" office:value-type="float" office:value="2.46486023917758" calcext:value-type="float">
            <text:p>2.465</text:p>
          </table:table-cell>
          <table:table-cell table:style-name="ce48" table:formula="of:=[.F3]^2 *PI()*[.D3]/(2*87.022*1000)" office:value-type="float" office:value="38.8239613565994" calcext:value-type="float">
            <text:p>38.824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table:number-columns-repeated="2"/>
          <table:table-cell table:style-name="ce6" table:number-columns-repeated="2"/>
          <table:table-cell table:number-columns-repeated="3"/>
          <table:table-cell table:style-name="Default" table:number-columns-repeated="2"/>
          <table:table-cell/>
          <table:table-cell table:style-name="ce50"/>
          <table:table-cell table:style-name="ce53" office:value-type="float" office:value="2" calcext:value-type="float">
            <text:p>2</text:p>
          </table:table-cell>
          <table:table-cell table:style-name="ce55" table:formula="of:=[.E4]^2 *PI()*[.C4]/(2*29008*1000)" office:value-type="float" office:value="1.54319109922858" calcext:value-type="float">
            <text:p>1.543</text:p>
          </table:table-cell>
          <table:table-cell table:style-name="ce48" table:formula="of:=[.F4]^2 *PI()*[.D4]/(2*87.022*1000)" office:value-type="float" office:value="19.5687316384943" calcext:value-type="float">
            <text:p>19.569</text:p>
          </table:table-cell>
          <table:table-cell table:number-columns-repeated="1636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1" calcext:value-type="float">
            <text:p>0.121</text:p>
          </table:table-cell>
          <table:table-cell table:style-name="ce6" office:value-type="float" office:value="0.119" calcext:value-type="float">
            <text:p>0.119</text:p>
          </table:table-cell>
          <table:table-cell table:style-name="ce13" office:value-type="float" office:value="37438.71" calcext:value-type="float">
            <text:p>37438.71</text:p>
          </table:table-cell>
          <table:table-cell table:style-name="ce13" office:value-type="float" office:value="4434.8027" calcext:value-type="float">
            <text:p>4434.8027</text:p>
          </table:table-cell>
          <table:table-cell table:style-name="ce13" office:value-type="float" office:value="60590.88" calcext:value-type="float">
            <text:p>60590.88</text:p>
          </table:table-cell>
          <table:table-cell table:style-name="ce13" office:value-type="float" office:value="4495.4263" calcext:value-type="float">
            <text:p>4495.4263</text:p>
          </table:table-cell>
          <table:table-cell table:style-name="Default" table:number-columns-repeated="2"/>
          <table:table-cell/>
          <table:table-cell table:style-name="ce50"/>
          <table:table-cell table:style-name="ce53" office:value-type="float" office:value="3" calcext:value-type="float">
            <text:p>3</text:p>
          </table:table-cell>
          <table:table-cell table:style-name="ce55" table:formula="of:=[.E5]^2 *PI()*[.C5]/(2*29008*1000)" office:value-type="float" office:value="12.2108430017538" calcext:value-type="float">
            <text:p>12.211</text:p>
          </table:table-cell>
          <table:table-cell table:style-name="ce48" table:formula="of:=[.F5]^2 *PI()*[.D5]/(2*87.022*1000)" office:value-type="float" office:value="11.7078276459061" calcext:value-type="float">
            <text:p>11.708</text:p>
          </table:table-cell>
          <table:table-cell table:number-columns-repeated="16369"/>
        </table:table-row>
        <table:table-row table:style-name="ro4"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1095" calcext:value-type="float">
            <text:p>0.1095</text:p>
          </table:table-cell>
          <table:table-cell table:style-name="ce6" office:value-type="float" office:value="0.14" calcext:value-type="float">
            <text:p>0.14</text:p>
          </table:table-cell>
          <table:table-cell table:style-name="ce19" office:value-type="float" office:value="16109.068" calcext:value-type="float">
            <text:p>16109.068</text:p>
          </table:table-cell>
          <table:table-cell table:style-name="ce20" office:value-type="float" office:value="4466.93" calcext:value-type="float">
            <text:p>4466.93</text:p>
          </table:table-cell>
          <table:table-cell table:style-name="ce14" office:value-type="float" office:value="52383.37" calcext:value-type="float">
            <text:p>52383.37</text:p>
          </table:table-cell>
          <table:table-cell table:style-name="ce14" office:value-type="float" office:value="4503.881" calcext:value-type="float">
            <text:p>4503.881</text:p>
          </table:table-cell>
          <table:table-cell table:style-name="Default"/>
          <table:table-cell table:style-name="ce47" office:value-type="string" calcext:value-type="string" table:number-columns-spanned="2" table:number-rows-spanned="1">
            <text:p>Surface Energy Density</text:p>
          </table:table-cell>
          <table:covered-table-cell/>
          <table:table-cell table:style-name="ce50"/>
          <table:table-cell table:style-name="ce53" office:value-type="float" office:value="4" calcext:value-type="float">
            <text:p>4</text:p>
          </table:table-cell>
          <table:table-cell table:style-name="ce55" table:formula="of:=[.E6]^2 *PI()*[.C6]/(2*29008*1000)" office:value-type="float" office:value="2.23706340083004" calcext:value-type="float">
            <text:p>2.237</text:p>
          </table:table-cell>
          <table:table-cell table:style-name="ce48" table:formula="of:=[.F6]^2 *PI()*[.D6]/(2*87.022*1000)" office:value-type="float" office:value="17.3777016485746" calcext:value-type="float">
            <text:p>17.378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9" calcext:value-type="float">
            <text:p>0.049</text:p>
          </table:table-cell>
          <table:table-cell table:style-name="ce6" office:value-type="float" office:value="0.121" calcext:value-type="float">
            <text:p>0.121</text:p>
          </table:table-cell>
          <table:table-cell table:style-name="ce6" office:value-type="float" office:value="21950.645" calcext:value-type="float">
            <text:p>21950.645</text:p>
          </table:table-cell>
          <table:table-cell office:value-type="float" office:value="2526.0486" calcext:value-type="float">
            <text:p>2526.0486</text:p>
          </table:table-cell>
          <table:table-cell office:value-type="float" office:value="64282.785" calcext:value-type="float">
            <text:p>64282.785</text:p>
          </table:table-cell>
          <table:table-cell office:value-type="float" office:value="2621.819" calcext:value-type="float">
            <text:p>2621.819</text:p>
          </table:table-cell>
          <table:table-cell table:style-name="Default"/>
          <table:table-cell table:style-name="Accent_20_2" office:value-type="string" calcext:value-type="string">
            <text:p>Steel</text:p>
          </table:table-cell>
          <table:table-cell table:style-name="ce48" table:formula="of:=[.E15]^2 *PI()*[.C15]/(2*29008*1000)" office:value-type="float" office:value="2.5539349622299" calcext:value-type="float">
            <text:p>2.554</text:p>
          </table:table-cell>
          <table:table-cell table:style-name="ce50"/>
          <table:table-cell table:style-name="ce53" office:value-type="float" office:value="5" calcext:value-type="float">
            <text:p>5</text:p>
          </table:table-cell>
          <table:table-cell table:style-name="ce55" table:formula="of:=[.E7]^2 *PI()*[.C7]/(2*29008*1000)" office:value-type="float" office:value="1.56829356560632" calcext:value-type="float">
            <text:p>1.568</text:p>
          </table:table-cell>
          <table:table-cell table:style-name="ce48" table:formula="of:=[.F7]^2 *PI()*[.D7]/(2*87.022*1000)" office:value-type="float" office:value="26.1251313299211" calcext:value-type="float">
            <text:p>26.125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9" calcext:value-type="float">
            <text:p>0.19</text:p>
          </table:table-cell>
          <table:table-cell table:style-name="ce6" office:value-type="float" office:value="0.184" calcext:value-type="float">
            <text:p>0.184</text:p>
          </table:table-cell>
          <table:table-cell table:style-name="ce6" office:value-type="float" office:value="18838.54" calcext:value-type="float">
            <text:p>18838.54</text:p>
          </table:table-cell>
          <table:table-cell office:value-type="float" office:value="3851.6" calcext:value-type="float">
            <text:p>3851.6</text:p>
          </table:table-cell>
          <table:table-cell office:value-type="float" office:value="55560.19" calcext:value-type="float">
            <text:p>55560.19</text:p>
          </table:table-cell>
          <table:table-cell office:value-type="float" office:value="3903.5396" calcext:value-type="float">
            <text:p>3903.5396</text:p>
          </table:table-cell>
          <table:table-cell table:style-name="Default"/>
          <table:table-cell table:style-name="Accent_20_2" office:value-type="string" calcext:value-type="string">
            <text:p>PVA </text:p>
          </table:table-cell>
          <table:table-cell table:style-name="ce48" table:formula="of:=[.F15]^2 *PI()*[.D15]/(2*87.022*1000)" office:value-type="float" office:value="22.4006804406965" calcext:value-type="float">
            <text:p>22.401</text:p>
          </table:table-cell>
          <table:table-cell table:style-name="ce50"/>
          <table:table-cell table:style-name="ce53"/>
          <table:table-cell table:style-name="ce55"/>
          <table:table-cell table:style-name="ce48"/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1285" calcext:value-type="float">
            <text:p>0.1285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58475.9" calcext:value-type="float">
            <text:p>58475.9</text:p>
          </table:table-cell>
          <table:table-cell office:value-type="float" office:value="4872.609" calcext:value-type="float">
            <text:p>4872.609</text:p>
          </table:table-cell>
          <table:table-cell table:number-columns-repeated="2"/>
          <table:table-cell table:style-name="Default" table:number-columns-repeated="2"/>
          <table:table-cell/>
          <table:table-cell table:style-name="ce50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5" table:formula="of:=[.E9]^2 *PI()*[.C9]/(2*29008*1000)" office:value-type="float" office:value="9.1839437030749" calcext:value-type="float">
            <text:p>9.184</text:p>
          </table:table-cell>
          <table:table-cell table:style-name="ce48" table:formula="of:=[.F9]^2 *PI()*[.D9]/(2*87.022*1000)" office:value-type="float" office:value="42.2460768395996" calcext:value-type="float">
            <text:p>42.246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table:number-columns-repeated="2"/>
          <table:table-cell table:style-name="ce6" table:number-columns-repeated="2"/>
          <table:table-cell table:number-columns-repeated="3"/>
          <table:table-cell table:style-name="Default" table:number-columns-repeated="2"/>
          <table:table-cell/>
          <table:table-cell table:style-name="ce50"/>
          <table:table-cell table:style-name="ce53" office:value-type="float" office:value="2" calcext:value-type="float">
            <text:p>2</text:p>
          </table:table-cell>
          <table:table-cell table:style-name="ce55" table:formula="of:=[.E10]^2 *PI()*[.C10]/(2*29008*1000)" office:value-type="float" office:value="1.53871093091683" calcext:value-type="float">
            <text:p>1.539</text:p>
          </table:table-cell>
          <table:table-cell table:style-name="ce48" table:formula="of:=[.F10]^2 *PI()*[.D10]/(2*87.022*1000)" office:value-type="float" office:value="50.4239828047619" calcext:value-type="float">
            <text:p>50.424</text:p>
          </table:table-cell>
          <table:table-cell table:number-columns-repeated="1636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182047" calcext:value-type="float">
            <text:p>0.182047</text:p>
          </table:table-cell>
          <table:table-cell table:style-name="ce16" office:value-type="float" office:value="0.17716196" calcext:value-type="float">
            <text:p>0.17716196</text:p>
          </table:table-cell>
          <table:table-cell table:style-name="ce6" office:value-type="float" office:value="16095.783" calcext:value-type="float">
            <text:p>16095.783</text:p>
          </table:table-cell>
          <table:table-cell office:value-type="float" office:value="2646.671" calcext:value-type="float">
            <text:p>2646.671</text:p>
          </table:table-cell>
          <table:table-cell table:style-name="ce6" office:value-type="float" office:value="57775.16" calcext:value-type="float">
            <text:p>57775.16</text:p>
          </table:table-cell>
          <table:table-cell office:value-type="float" office:value="4025.313" calcext:value-type="float">
            <text:p>4025.313</text:p>
          </table:table-cell>
          <table:table-cell table:style-name="Default" table:number-columns-repeated="2"/>
          <table:table-cell/>
          <table:table-cell table:style-name="ce50"/>
          <table:table-cell table:style-name="ce53" office:value-type="float" office:value="3" calcext:value-type="float">
            <text:p>3</text:p>
          </table:table-cell>
          <table:table-cell table:style-name="ce55" table:formula="of:=[.E11]^2 *PI()*[.C11]/(2*29008*1000)" office:value-type="float" office:value="1.27847647935385" calcext:value-type="float">
            <text:p>1.278</text:p>
          </table:table-cell>
          <table:table-cell table:style-name="ce48" table:formula="of:=[.F11]^2 *PI()*[.D11]/(2*87.022*1000)" office:value-type="float" office:value="13.9366884250476" calcext:value-type="float">
            <text:p>13.937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22" office:value-type="float" office:value="0.05" calcext:value-type="float">
            <text:p>0.050</text:p>
          </table:table-cell>
          <table:table-cell table:style-name="ce23" office:value-type="float" office:value="0.17" calcext:value-type="float">
            <text:p>0.170</text:p>
          </table:table-cell>
          <table:table-cell office:value-type="float" office:value="17307.523" calcext:value-type="float">
            <text:p>17307.523</text:p>
          </table:table-cell>
          <table:table-cell office:value-type="float" office:value="2482.2837" calcext:value-type="float">
            <text:p>2482.2837</text:p>
          </table:table-cell>
          <table:table-cell office:value-type="float" office:value="66902.32" calcext:value-type="float">
            <text:p>66902.32</text:p>
          </table:table-cell>
          <table:table-cell office:value-type="float" office:value="2656.431" calcext:value-type="float">
            <text:p>2656.431</text:p>
          </table:table-cell>
          <table:table-cell table:style-name="Default" table:number-columns-repeated="2"/>
          <table:table-cell/>
          <table:table-cell table:style-name="ce50"/>
          <table:table-cell table:style-name="ce53" office:value-type="float" office:value="4" calcext:value-type="float">
            <text:p>4</text:p>
          </table:table-cell>
          <table:table-cell table:style-name="ce55" table:formula="of:=[.E12]^2 *PI()*[.C12]/(2*29008*1000)" office:value-type="float" office:value="3.65132234162538" calcext:value-type="float">
            <text:p>3.651</text:p>
          </table:table-cell>
          <table:table-cell table:style-name="ce48" table:formula="of:=[.F12]^2 *PI()*[.D12]/(2*87.022*1000)" office:value-type="float" office:value="49.270956776516" calcext:value-type="float">
            <text:p>49.271</text:p>
          </table:table-cell>
          <table:table-cell table:number-columns-repeated="16369"/>
        </table:table-row>
        <table:table-row table:style-name="ro2"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 table:number-columns-repeated="2"/>
          <table:table-cell table:number-columns-repeated="3"/>
          <table:table-cell table:style-name="Default" table:number-columns-repeated="2"/>
          <table:table-cell/>
          <table:table-cell table:style-name="ce50"/>
          <table:table-cell table:style-name="ce53" office:value-type="float" office:value="5" calcext:value-type="float">
            <text:p>5</text:p>
          </table:table-cell>
          <table:table-cell table:style-name="ce55" table:formula="of:=[.E13]^2 *PI()*[.C13]/(2*29008*1000)" office:value-type="float" office:value="23.793539249474" calcext:value-type="float">
            <text:p>23.794</text:p>
          </table:table-cell>
          <table:table-cell table:style-name="ce48" table:formula="of:=[.F13]^2 *PI()*[.D13]/(2*87.022*1000)" office:value-type="float" office:value="38.9991673829697" calcext:value-type="float">
            <text:p>38.999</text:p>
          </table:table-cell>
          <table:table-cell table:number-columns-repeated="16369"/>
        </table:table-row>
        <table:table-row table:style-name="ro2">
          <table:table-cell table:style-name="ce9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02" calcext:value-type="float">
            <text:p>0.102</text:p>
          </table:table-cell>
          <table:table-cell table:style-name="ce11" office:value-type="float" office:value="0.189" calcext:value-type="float">
            <text:p>0.189</text:p>
          </table:table-cell>
          <table:table-cell table:style-name="ce11" office:value-type="float" office:value="17527.06" calcext:value-type="float">
            <text:p>17527.06</text:p>
          </table:table-cell>
          <table:table-cell office:value-type="float" office:value="3717.95" calcext:value-type="float">
            <text:p>3717.95</text:p>
          </table:table-cell>
          <table:table-cell office:value-type="float" office:value="59802.12" calcext:value-type="float">
            <text:p>59802.12</text:p>
          </table:table-cell>
          <table:table-cell office:value-type="float" office:value="3940.43" calcext:value-type="float">
            <text:p>3940.43</text:p>
          </table:table-cell>
          <table:table-cell table:style-name="Default" table:number-columns-repeated="2"/>
          <table:table-cell/>
          <table:table-cell table:style-name="ce50"/>
          <table:table-cell table:style-name="ce53"/>
          <table:table-cell table:style-name="ce55"/>
          <table:table-cell table:style-name="ce48"/>
          <table:table-cell table:number-columns-repeated="16369"/>
        </table:table-row>
        <table:table-row table:style-name="ro2">
          <table:table-cell table:number-columns-repeated="2"/>
          <table:table-cell table:style-name="Default" table:number-columns-repeated="8"/>
          <table:table-cell/>
          <table:table-cell table:style-name="ce50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5" table:formula="of:=[.E15]^2 *PI()*[.C15]/(2*29008*1000)" office:value-type="float" office:value="2.5539349622299" calcext:value-type="float">
            <text:p>2.554</text:p>
          </table:table-cell>
          <table:table-cell table:style-name="ce48" table:formula="of:=[.F15]^2 *PI()*[.D15]/(2*87.022*1000)" office:value-type="float" office:value="22.4006804406965" calcext:value-type="float">
            <text:p>22.401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style-name="Default" table:number-columns-repeated="8"/>
          <table:table-cell/>
          <table:table-cell table:style-name="ce50"/>
          <table:table-cell table:style-name="ce53" office:value-type="float" office:value="2" calcext:value-type="float">
            <text:p>2</text:p>
          </table:table-cell>
          <table:table-cell table:style-name="ce55" table:formula="of:=[.E16]^2 *PI()*[.C16]/(2*29008*1000)" office:value-type="float" office:value="0.811039356786083" calcext:value-type="float">
            <text:p>0.811</text:p>
          </table:table-cell>
          <table:table-cell table:style-name="ce48" table:formula="of:=[.F16]^2 *PI()*[.D16]/(2*87.022*1000)" office:value-type="float" office:value="18.9078683179926" calcext:value-type="float">
            <text:p>18.908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style-name="Default" table:number-columns-repeated="8"/>
          <table:table-cell/>
          <table:table-cell table:style-name="ce50"/>
          <table:table-cell table:style-name="ce53" office:value-type="float" office:value="3" calcext:value-type="float">
            <text:p>3</text:p>
          </table:table-cell>
          <table:table-cell table:style-name="ce55"/>
          <table:table-cell table:style-name="ce48"/>
          <table:table-cell table:number-columns-repeated="16369"/>
        </table:table-row>
        <table:table-row table:style-name="ro1">
          <table:table-cell table:number-columns-repeated="11"/>
          <table:table-cell table:style-name="ce51"/>
          <table:table-cell table:style-name="ce54" office:value-type="float" office:value="4" calcext:value-type="float">
            <text:p>4</text:p>
          </table:table-cell>
          <table:table-cell table:style-name="ce55" table:formula="of:=[.E18]^2 *PI()*[.C18]/(2*29008*1000)" office:value-type="float" office:value="1.69675996627604" calcext:value-type="float">
            <text:p>1.697</text:p>
          </table:table-cell>
          <table:table-cell table:style-name="ce48" table:formula="of:=[.F18]^2 *PI()*[.D18]/(2*87.022*1000)" office:value-type="float" office:value="47.1584704687804" calcext:value-type="float">
            <text:p>47.158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>
            <draw:frame draw:z-index="1" draw:style-name="gr1" draw:text-style-name="P1" svg:width="7.1154in" svg:height="4.1961in" svg:x="1.3154in" svg:y="0.0909in">
              <draw:object draw:notify-on-update-of-ranges="Sheet1.C1:Sheet1.C1 Sheet1.D3:Sheet1.D18 Sheet1.F3:Sheet1.F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7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Sheet1.A2:Sheet1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Calibri" svg:font-family="Calibri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9:37:52.987964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/>
    <dc:description/>
    <dc:subject/>
    <meta:initial-creator>Suyog Baral</meta:initial-creator>
    <meta:creation-date>2015-06-05T18:17:20Z</meta:creation-date>
    <dc:date>2024-11-10T21:35:29.867463578</dc:date>
    <meta:editing-duration>PT2H45M30S</meta:editing-duration>
    <meta:editing-cycles>2</meta:editing-cycles>
    <meta:document-statistic meta:table-count="1" meta:cell-count="1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74cm" svg:height="10.659cm" xlink:href=".." xlink:type="simple" chart:class="chart:scatter" chart:style-name="ch1">
        <chart:title svg:x="4.959cm" svg:y="0.349cm" chart:style-name="ch2">
          <text:p>Steel Crack Length vs Fracture Strength</text:p>
        </chart:title>
        <chart:plot-area chart:style-name="ch3" table:cell-range-address="Sheet1.C1:Sheet1.C1 Sheet1.C3:Sheet1.C18 Sheet1.E3:Sheet1.E18" chart:data-source-has-labels="column" svg:x="0.841cm" svg:y="0.931cm" svg:width="15.86cm" svg:height="9.054cm">
          <chart:coordinate-region svg:x="2.019cm" svg:y="1.13cm" svg:width="14.442cm" svg:height="8.208cm"/>
          <chart:axis chart:dimension="x" chart:name="primary-x" chart:style-name="ch4" chartooo:axis-type="auto">
            <chart:title svg:x="7.47cm" svg:y="10.099cm" chart:style-name="ch5">
              <text:p>Crack Length (in)</text:p>
            </chart:title>
            <chart:categories table:cell-range-address="Sheet1.C1:Sheet1.C1"/>
          </chart:axis>
          <chart:axis chart:dimension="y" chart:name="primary-y" chart:style-name="ch6">
            <chart:title svg:x="0cm" svg:y="7.116cm" chart:style-name="ch7">
              <text:p>Fracture Strength (psi)</text:p>
            </chart:title>
            <chart:grid chart:style-name="ch8" chart:class="major"/>
          </chart:axis>
          <chart:series chart:style-name="ch9" chart:values-cell-range-address="Sheet1.E3:Sheet1.E18" chart:class="chart:scatter">
            <chart:domain table:cell-range-address="Sheet1.C3:Sheet1.C18"/>
            <chart:regression-curve chart:style-name="ch10">
              <chart:equation chart:display-equation="false" chart:display-r-square="true" svg:x="0.167cm" svg:y="9.996cm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rack length (Inch)</text:p>
                <draw:g>
                  <svg:desc>Sheet1.C1:Sheet1.C1</svg:desc>
                </draw:g>
              </table:table-cell>
              <table:table-cell office:value-type="float" office:value="0.124">
                <text:p>0.124</text:p>
                <draw:g>
                  <svg:desc>Sheet1.C3:Sheet1.C18</svg:desc>
                </draw:g>
              </table:table-cell>
              <table:table-cell office:value-type="float" office:value="19159.504">
                <text:p>19159.504</text:p>
                <draw:g>
                  <svg:desc>Sheet1.E3:Sheet1.E18</svg:desc>
                </draw:g>
              </table:table-cell>
            </table:table-row>
            <table:table-row>
              <table:table-cell office:value-type="string"/>
              <table:table-cell office:value-type="float" office:value="0.0787">
                <text:p>0.0787</text:p>
              </table:table-cell>
              <table:table-cell office:value-type="float" office:value="19029.24">
                <text:p>19029.24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42473.375">
                <text:p>42473.375</text:p>
              </table:table-cell>
            </table:table-row>
            <table:table-row>
              <table:table-cell office:value-type="string"/>
              <table:table-cell office:value-type="float" office:value="0.177">
                <text:p>0.177</text:p>
              </table:table-cell>
              <table:table-cell office:value-type="float" office:value="15277.471">
                <text:p>15277.471</text:p>
              </table:table-cell>
            </table:table-row>
            <table:table-row>
              <table:table-cell office:value-type="string"/>
              <table:table-cell office:value-type="float" office:value="0.1095">
                <text:p>0.1095</text:p>
              </table:table-cell>
              <table:table-cell office:value-type="float" office:value="16263.184">
                <text:p>16263.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1">
                <text:p>0.121</text:p>
              </table:table-cell>
              <table:table-cell office:value-type="float" office:value="37438.71">
                <text:p>37438.71</text:p>
              </table:table-cell>
            </table:table-row>
            <table:table-row>
              <table:table-cell office:value-type="string"/>
              <table:table-cell office:value-type="float" office:value="0.1095">
                <text:p>0.1095</text:p>
              </table:table-cell>
              <table:table-cell office:value-type="float" office:value="16109.068">
                <text:p>16109.068</text:p>
              </table:table-cell>
            </table:table-row>
            <table:table-row>
              <table:table-cell office:value-type="string"/>
              <table:table-cell office:value-type="float" office:value="0.049">
                <text:p>0.049</text:p>
              </table:table-cell>
              <table:table-cell office:value-type="float" office:value="21950.645">
                <text:p>21950.645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18838.54">
                <text:p>18838.54</text:p>
              </table:table-cell>
            </table:table-row>
            <table:table-row>
              <table:table-cell office:value-type="string"/>
              <table:table-cell office:value-type="float" office:value="0.1285">
                <text:p>0.1285</text:p>
              </table:table-cell>
              <table:table-cell office:value-type="float" office:value="58475.9">
                <text:p>58475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047">
                <text:p>0.182047</text:p>
              </table:table-cell>
              <table:table-cell office:value-type="float" office:value="16095.783">
                <text:p>16095.783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7307.523">
                <text:p>17307.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2">
                <text:p>0.102</text:p>
              </table:table-cell>
              <table:table-cell office:value-type="float" office:value="17527.06">
                <text:p>17527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74cm" svg:height="10.659cm" xlink:href=".." xlink:type="simple" chart:class="chart:scatter" chart:style-name="ch1">
        <chart:title svg:x="5.027cm" svg:y="0.161cm" chart:style-name="ch2">
          <text:p>PVA Crack Length vs Fracture Strength</text:p>
        </chart:title>
        <chart:plot-area chart:style-name="ch3" table:cell-range-address="Sheet1.C1:Sheet1.C1 Sheet1.D3:Sheet1.D18 Sheet1.F3:Sheet1.F18" chart:data-source-has-labels="column" svg:x="1.435cm" svg:y="0.741cm" svg:width="16.218cm" svg:height="9.241cm">
          <chart:coordinate-region svg:x="2.427cm" svg:y="0.94cm" svg:width="14.986cm" svg:height="8.395cm"/>
          <chart:axis chart:dimension="x" chart:name="primary-x" chart:style-name="ch4" chartooo:axis-type="auto">
            <chart:title svg:x="8.243cm" svg:y="10.099cm" chart:style-name="ch5">
              <text:p>Crack Length (in)</text:p>
            </chart:title>
            <chart:categories table:cell-range-address="Sheet1.C1:Sheet1.C1"/>
          </chart:axis>
          <chart:axis chart:dimension="y" chart:name="primary-y" chart:style-name="ch6">
            <chart:title svg:x="0.514cm" svg:y="7.019cm" chart:style-name="ch7">
              <text:p>Fracture Strength (psi)</text:p>
            </chart:title>
            <chart:grid chart:style-name="ch8" chart:class="major"/>
          </chart:axis>
          <chart:series chart:style-name="ch9" chart:values-cell-range-address="Sheet1.F3:Sheet1.F18" chart:class="chart:scatter">
            <chart:domain table:cell-range-address="Sheet1.D3:Sheet1.D18"/>
            <chart:regression-curve chart:style-name="ch10">
              <chart:equation chart:display-equation="false" chart:display-r-square="true" svg:x="0.167cm" svg:y="9.996cm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rack length (Inch)</text:p>
                <draw:g>
                  <svg:desc>Sheet1.C1:Sheet1.C1</svg:desc>
                </draw:g>
              </table:table-cell>
              <table:table-cell office:value-type="float" office:value="0.204">
                <text:p>0.204</text:p>
                <draw:g>
                  <svg:desc>Sheet1.D3:Sheet1.D18</svg:desc>
                </draw:g>
              </table:table-cell>
              <table:table-cell office:value-type="float" office:value="3247.0534">
                <text:p>3247.0534</text:p>
                <draw:g>
                  <svg:desc>Sheet1.F3:Sheet1.F18</svg:desc>
                </draw:g>
              </table:table-cell>
            </table:table-row>
            <table:table-row>
              <table:table-cell office:value-type="string"/>
              <table:table-cell office:value-type="float" office:value="0.0277">
                <text:p>0.0277</text:p>
              </table:table-cell>
              <table:table-cell office:value-type="float" office:value="6255.99">
                <text:p>6255.99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1610.73">
                <text:p>1610.73</text:p>
              </table:table-cell>
            </table:table-row>
            <table:table-row>
              <table:table-cell office:value-type="string"/>
              <table:table-cell office:value-type="float" office:value="0.098">
                <text:p>0.098</text:p>
              </table:table-cell>
              <table:table-cell office:value-type="float" office:value="3134.2795">
                <text:p>3134.2795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2536.253">
                <text:p>2536.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9">
                <text:p>0.119</text:p>
              </table:table-cell>
              <table:table-cell office:value-type="float" office:value="4434.8027">
                <text:p>4434.8027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4466.93">
                <text:p>4466.93</text:p>
              </table:table-cell>
            </table:table-row>
            <table:table-row>
              <table:table-cell office:value-type="string"/>
              <table:table-cell office:value-type="float" office:value="0.121">
                <text:p>0.121</text:p>
              </table:table-cell>
              <table:table-cell office:value-type="float" office:value="2526.0486">
                <text:p>2526.0486</text:p>
              </table:table-cell>
            </table:table-row>
            <table:table-row>
              <table:table-cell office:value-type="string"/>
              <table:table-cell office:value-type="float" office:value="0.184">
                <text:p>0.184</text:p>
              </table:table-cell>
              <table:table-cell office:value-type="float" office:value="3851.6">
                <text:p>3851.6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4872.609">
                <text:p>4872.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716196">
                <text:p>0.17716196</text:p>
              </table:table-cell>
              <table:table-cell office:value-type="float" office:value="2646.671">
                <text:p>2646.671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2482.2837">
                <text:p>2482.2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3717.95">
                <text:p>3717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